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04in" fo:margin-left="0.1083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4694in" style:rel-column-width="24860*"/>
    </style:style>
    <style:style style:name="Table5.B" style:family="table-column">
      <style:table-column-properties style:column-width="4.041in" style:rel-column-width="40675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9in" style:rel-column-width="21208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3" style:family="table-row">
      <style:table-row-properties style:min-row-height="0.3319in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3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4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6" style:family="paragraph" style:parent-style-name="Table_20_Contents">
      <style:paragraph-properties fo:margin-top="0in" fo:margin-bottom="0.0835in" fo:text-align="center" style:justify-single-word="false" text:number-lines="false" text:line-number="0"/>
      <style:text-properties style:font-name="CourierNewPSMT" fo:font-size="10pt" style:font-name-asian="CourierNewPSMT" style:font-size-asian="10pt" style:font-name-complex="CourierNewPSMT" style:font-size-complex="10pt"/>
    </style:style>
    <style:style style:name="P7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8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9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ext_20_body_20_indent_20_2">
      <style:paragraph-properties fo:margin-top="0.1665in" fo:margin-bottom="0.0835in"/>
      <style:text-properties style:use-window-font-color="true"/>
    </style:style>
    <style:style style:name="P11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2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3" style:family="paragraph" style:parent-style-name="Text_20_body_20_indent_20_2">
      <style:text-properties style:use-window-font-color="tru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  <style:text-properties style:use-window-font-color="true"/>
    </style:style>
    <style:style style:name="P16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17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8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oolbar</text:h>
      <text:p text:style-name="Text_20_body_20_indent_20_2"><text:span text:style-name="T1">A </text:span><text:span text:style-name="Source_20_Text"><text:span text:style-name="T1">toolbar</text:span></text:span><text:span text:style-name="T1"> is used to place a series of buttons, such as </text:span><text:span text:style-name="Source_20_Text"><text:span text:style-name="T1">toolbarbutton </text:span></text:span><text:span text:style-name="T1">or </text:span><text:span text:style-name="Source_20_Text"><text:span text:style-name="T1">button. </text:span></text:span><text:span text:style-name="T1">The toolbar buttons could be used without toolbars, so a toolbar could be used without tool buttons. However, tool buttons change their appearance if they are placed inside a toolbar.</text:span></text:p>
      <text:p text:style-name="Text_20_body_20_indent_20_2"><text:span text:style-name="T1">The toolbar has two orientation: </text:span><text:span text:style-name="Source_20_Text"><text:span text:style-name="T1">horizontal </text:span></text:span><text:span text:style-name="T1">and </text:span><text:span text:style-name="Source_20_Text"><text:span text:style-name="T1">vertical. </text:span></text:span><text:span text:style-name="T1">It controls how the buttons are placed</text:span>.</text:p>
      <text:p text:style-name="Text_20_body_20_indent_20_2"><text:span text:style-name="T1">See also : </text:span><text:a xlink:type="simple" xlink:href="../Button.xml"><text:span text:style-name="Source_20_Text"><text:span text:style-name="T1">org.zkoss.zul.Button</text:span></text:span></text:a><text:span text:style-name="T1">, </text:span><text:a xlink:type="simple" xlink:href="../Toolbar.xml"><text:span text:style-name="Source_20_Text"><text:span text:style-name="T1">org.zkoss.zul.Toolbar</text:span></text:span></text:a></text:p>
      <text:p text:style-name="P12"><draw:frame draw:style-name="fr1" draw:name="graphics1" text:anchor-type="paragraph" svg:width="3.198in" svg:height="1.1354in" draw:z-index="0"><draw:image xlink:href="../images/toolbar.png" xlink:type="simple" xlink:show="embed" xlink:actuate="onLoad"/></draw:frame></text:p>
      <text:p text:style-name="Code_20_Indent_20_2">&lt;window title="Toolbar window" border="normal" width="300px"&gt;</text:p>
      <text:p text:style-name="Code_20_Indent_20_2"><text:tab/>&lt;toolbar&gt;</text:p>
      <text:p text:style-name="Code_20_Indent_20_2"><text:tab/><text:tab/>&lt;toolbarbutton label="Left" /&gt;&lt;space/&gt;</text:p>
      <text:p text:style-name="Code_20_Indent_20_2"><text:tab/><text:tab/>&lt;toolbarbutton label="Right" image="/img/folder.gif" dir="reverse"/&gt;</text:p>
      <text:p text:style-name="Code_20_Indent_20_2"><text:tab/>&lt;/toolbar&gt;</text:p>
      <text:p text:style-name="Code_20_Indent_20_2"><text:tab/>&lt;toolbar orient="vertical"&gt;</text:p>
      <text:p text:style-name="Code_20_Indent_20_2"><text:tab/><text:tab/>&lt;button label="Left" image="/img/folder.gif" width="125px"/&gt;</text:p>
      <text:p text:style-name="Code_20_Indent_20_2"><text:tab/><text:tab/>&lt;toolbarbutton label="Right" image="/img/folder.gif" dir="reverse"/&gt;</text:p>
      <text:p text:style-name="Code_20_Indent_20_2"><text:tab/>&lt;/toolbar&gt;</text:p>
      <text:p text:style-name="Code_20_Indent_20_2">&lt;/window&gt;</text:p>
      <text:h text:style-name="P8" text:outline-level="4">Class Name</text:h>
      <text:p text:style-name="P16"><text:span text:style-name="Source_20_Text"><text:span text:style-name="T2">org.zkoss.zul.Toolbar</text:span></text:span></text:p>
      <text:h text:style-name="P9" text:outline-level="4">Supported Child Components</text:h>
      <text:p text:style-name="P13">*ALL</text:p>
      <text:h text:style-name="P9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Event Name</text:p>
            </table:table-cell>
            <table:table-cell table:style-name="Table5.B1" office:value-type="string">
              <text:p text:style-name="P1">Event Type</text:p>
            </table:table-cell>
          </table:table-row>
        </table:table-header-rows>
        <table:table-row>
          <table:table-cell table:style-name="Table5.A2" office:value-type="string">
            <text:p text:style-name="P3"><text:span text:style-name="Source_20_Text">onClick</text:span></text:p>
          </table:table-cell>
          <table:table-cell table:style-name="Table5.B2" office:value-type="string">
            <text:p text:style-name="P2"><text:a xlink:type="simple" xlink:href="../MouseEvent.xml"><text:span text:style-name="Source_20_Text">org.zkoss.zk.ui.event.MouseEvent</text:span></text:a></text:p>
            <text:p text:style-name="P5">Description: </text:p>
            <text:p text:style-name="P4">Denotes user has clicked the component.</text:p>
          </table:table-cell>
        </table:table-row>
        <table:table-row>
          <table:table-cell table:style-name="Table5.A2" office:value-type="string">
            <text:p text:style-name="P6">onRightClick</text:p>
          </table:table-cell>
          <table:table-cell table:style-name="Table5.B2" office:value-type="string">
            <text:p text:style-name="P2"><text:a xlink:type="simple" xlink:href="../MouseEvent.xml"><text:span text:style-name="Source_20_Text">org.zkoss.zk.ui.event.MouseEvent</text:span></text:a></text:p>
            <text:p text:style-name="P5">Description: </text:p>
            <text:p text:style-name="P4">Denotes user has right-clicked the component.</text:p>
          </table:table-cell>
        </table:table-row>
        <table:table-row>
          <table:table-cell table:style-name="Table5.A2" office:value-type="string">
            <text:p text:style-name="P6">onDoubleClick</text:p>
          </table:table-cell>
          <table:table-cell table:style-name="Table5.B2" office:value-type="string">
            <text:p text:style-name="P2"><text:a xlink:type="simple" xlink:href="../MouseEvent.xml"><text:span text:style-name="Source_20_Text">org.zkoss.zk.ui.event.MouseEvent</text:span></text:a></text:p>
            <text:p text:style-name="P5">Description: </text:p>
            <text:p text:style-name="P4">Denotes user has double-clicked the component.</text:p>
          </table:table-cell>
        </table:table-row>
      </table:table>
      <text:h text:style-name="P9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Property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A1" office:value-type="string">
              <text:p text:style-name="P1">Data Type</text:p>
            </table:table-cell>
            <table:table-cell table:style-name="Table1.D1" office:value-type="string">
              <text:p text:style-name="P15">Default Valu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4"><text:span text:style-name="Source_20_Text">ori</text:span><text:span text:style-name="Source_20_Text"><text:span text:style-name="T3">ent</text:span></text:span></text:p>
          </table:table-cell>
          <table:table-cell table:style-name="Table1.B2" office:value-type="string">
            <text:p text:style-name="P2">Sets the ori<text:span text:style-name="T3">ent.</text:span></text:p>
            <text:p text:style-name="P2"><text:span text:style-name="T3">Values : </text:span><text:span text:style-name="Source_20_Text"><text:span text:style-name="T3">horizontal|vertical</text:span></text:span></text:p>
          </table:table-cell>
          <table:table-cell table:style-name="Table1.A2" office:value-type="string">
            <text:p text:style-name="P14"><text:span text:style-name="Source_20_Text">String</text:span></text:p>
          </table:table-cell>
          <table:table-cell table:style-name="Table1.D2" office:value-type="string">
            <text:p text:style-name="P14"><text:span text:style-name="Source_20_Text">horizontal </text:span></text:p>
          </table:table-cell>
        </table:table-row>
      </table:table>
      <text:p text:style-name="P11"/>
      <text:h text:style-name="P9" text:outline-level="4">Methods</text:h>
      <text:p text:style-name="P10">*NONE</text:p>
      <text:h text:style-name="P9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7"><text:a xlink:type="simple" xlink:href="../XulElement.xml"><text:span text:style-name="Source_20_Text">org.zkoss.zul.imp.XulElement</text:span></text:a></text:p>
          </table:table-cell>
        </table:table-row>
        <table:table-row table:style-name="Table2.3">
          <table:table-cell table:style-name="Table2.A2" office:value-type="string">
            <text:p text:style-name="P7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3">
          <table:table-cell table:style-name="Table2.A2" office:value-type="string">
            <text:p text:style-name="P7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5T11:52:25</dc:date>
    <meta:print-date>2007-09-03T09:33:50</meta:print-date>
    <dc:language>en-US</dc:language>
    <meta:editing-cycles>100</meta:editing-cycles>
    <meta:editing-duration>PT7H3M25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50" meta:word-count="175" meta:character-count="1446"/>
  </office:meta>
</office:document-meta>
</file>